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SPI.h&gt;</text:p>
      <text:p text:style-name="Standard">#include &lt;Mirf.h&gt;</text:p>
      <text:p text:style-name="Standard">#include &lt;nRF24L01.h&gt;</text:p>
      <text:p text:style-name="Standard">#include &lt;MirfHardwareSpiDriver.h&gt;</text:p>
      <text:p text:style-name="Standard">//ADC Reading</text:p>
      <text:p text:style-name="Standard">#define ARRAY_SIZE 5</text:p>
      <text:p text:style-name="Standard">#define ADC_PIN A0</text:p>
      <text:p text:style-name="Standard">int ADC_SignalArray[ARRAY_SIZE]={0};</text:p>
      <text:p text:style-name="Standard">int filteredSignal=0;</text:p>
      <text:p text:style-name="Standard">int scaledSignal=0;</text:p>
      <text:p text:style-name="Standard">//Refresh Functions</text:p>
      <text:p text:style-name="Standard">unsigned long previousMillis = 0;</text:p>
      <text:p text:style-name="Standard">const unsigned long refreshInterval = 3;</text:p>
      <text:p text:style-name="Standard">//Maxmin generation</text:p>
      <text:p text:style-name="Standard">bool carPresent = false; //Assuming car is not present while getting MAX value</text:p>
      <text:p text:style-name="Standard">int dynamic_MAX=0;</text:p>
      <text:p text:style-name="Standard">int dynamic_MIN=0;</text:p>
      <text:p text:style-name="Standard">const int MAX_MIN_gap = 10;</text:p>
      <text:p text:style-name="Standard">bool refreshReady= false;</text:p>
      <text:p text:style-name="Standard">unsigned long currentMillis =0;</text:p>
      <text:p text:style-name="Standard">//Scaling</text:p>
      <text:p text:style-name="Standard">#define ARRAY_SIZE 5</text:p>
      <text:p text:style-name="Standard">int ScaledSignalArray[ARRAY_SIZE]={0};</text:p>
      <text:p text:style-name="Standard">int filterdscaledSignal = 0;</text:p>
      <text:p text:style-name="Standard">//Hard Threshold</text:p>
      <text:p text:style-name="Standard">const int hard_threshold=700;</text:p>
      <text:p text:style-name="Standard">bool outputState = false; <text:s text:c="8"/>// current state of the button</text:p>
      <text:p text:style-name="Standard">bool lastOutputState = false; <text:s text:c="4"/>// previous state of the button</text:p>
      <text:p text:style-name="Standard">//Counter</text:p>
      <text:p text:style-name="Standard">unsigned long carCount=0;</text:p>
      <text:p text:style-name="Standard">//RF Setups</text:p>
      <text:p text:style-name="Standard">unsigned long dataBuffer=0;</text:p>
      <text:p text:style-name="Standard"/>
      <text:p text:style-name="Standard">void setup() {</text:p>
      <text:p text:style-name="Standard"><text:s text:c="2"/>// put your setup code here, to run once:</text:p>
      <text:p text:style-name="Standard"><text:tab/>Mirf.cePin = 8;</text:p>
      <text:p text:style-name="Standard"><text:tab/>Mirf.csnPin = 9;</text:p>
      <text:p text:style-name="Standard"><text:tab/>Mirf.spi = &amp;MirfHardwareSpi; </text:p>
      <text:p text:style-name="Standard"><text:tab/>Mirf.init();</text:p>
      <text:p text:style-name="Standard"><text:tab/>Mirf.configRegister(RF_SETUP,0x26);</text:p>
      <text:p text:style-name="Standard"><text:tab/>Mirf.setRADDR((byte *)"NODE1");</text:p>
      <text:p text:style-name="Standard"><text:tab/>Mirf.setTADDR((byte *)"NODE0");</text:p>
      <text:p text:style-name="Standard"><text:tab/>Mirf.payload =sizeof(dataBuffer);</text:p>
      <text:p text:style-name="Standard"><text:tab/>Mirf.config();</text:p>
      <text:p text:style-name="Standard"><text:s text:c="2"/>Serial.begin(9600);</text:p>
      <text:p text:style-name="Standard"><text:s text:c="2"/>filteredSignal=readAndFilterInput();</text:p>
      <text:p text:style-name="Standard"><text:s text:c="2"/>filteredSignal=readAndFilterInput();</text:p>
      <text:p text:style-name="Standard"><text:s text:c="2"/>filteredSignal=readAndFilterInput();</text:p>
      <text:p text:style-name="Standard"><text:s text:c="2"/>filteredSignal=readAndFilterInput();</text:p>
      <text:p text:style-name="Standard"><text:s text:c="2"/>filteredSignal=readAndFilterInput();</text:p>
      <text:p text:style-name="Standard"><text:s text:c="2"/>filteredSignal=readAndFilterInput();</text:p>
      <text:p text:style-name="Standard"><text:s text:c="2"/>generateMaxMin();</text:p>
      <text:p text:style-name="Standard"><text:soft-page-break/>}</text:p>
      <text:p text:style-name="Standard"/>
      <text:p text:style-name="Standard">void loop() {</text:p>
      <text:p text:style-name="Standard"><text:s text:c="2"/>// put your main code here, to run repeatedly:</text:p>
      <text:p text:style-name="Standard"><text:s text:c="2"/><text:tab/>filteredSignal=readAndFilterInput();</text:p>
      <text:p text:style-name="Standard"><text:tab/>scaledSignal=limiter(scaleSignal(),1024,0);//data,max,min;<text:tab/></text:p>
      <text:p text:style-name="Standard"><text:tab/>filterdscaledSignal = filterScaledSignal();</text:p>
      <text:p text:style-name="Standard"><text:tab/>outputState = hardThresholding(filterdscaledSignal,hard_threshold);</text:p>
      <text:p text:style-name="Standard"><text:tab/>edgeDetector();</text:p>
      <text:p text:style-name="Standard"><text:tab/>SerialDebug();</text:p>
      <text:p text:style-name="Standard"><text:tab/>lastOutputState = outputState;</text:p>
      <text:p text:style-name="Standard"><text:tab/>currentMillis = millis()/1000;</text:p>
      <text:p text:style-name="Standard"><text:tab/>if (currentMillis - previousMillis &gt;= refreshInterval) {</text:p>
      <text:p text:style-name="Standard"><text:tab/><text:tab/>previousMillis = currentMillis;</text:p>
      <text:p text:style-name="Standard"><text:tab/><text:tab/>generateMaxMin();</text:p>
      <text:p text:style-name="Standard"><text:tab/><text:tab/>transmitCount();</text:p>
      <text:p text:style-name="Standard"><text:tab/><text:tab/>// return true;</text:p>
      <text:p text:style-name="Standard"><text:tab/>}</text:p>
      <text:p text:style-name="Standard"><text:tab/>// refreshReady = readyToRefreshLevels();</text:p>
      <text:p text:style-name="Standard"><text:tab/>// if(refreshReady){</text:p>
      <text:p text:style-name="Standard"><text:tab/>// <text:tab/>generateMaxMin();</text:p>
      <text:p text:style-name="Standard"><text:tab/>// <text:tab/>refreshReady = false;</text:p>
      <text:p text:style-name="Standard"><text:tab/><text:tab/>// Serial.println("Update");</text:p>
      <text:p text:style-name="Standard"><text:tab/>// <text:tab/>// transmitCount();</text:p>
      <text:p text:style-name="Standard"><text:tab/>// }</text:p>
      <text:p text:style-name="Standard">}</text:p>
      <text:p text:style-name="Standard">int readAndFilterInput(){</text:p>
      <text:p text:style-name="Standard"><text:tab/>return smooth(analogRead(ADC_PIN),ADC_SignalArray);</text:p>
      <text:p text:style-name="Standard">}</text:p>
      <text:p text:style-name="Standard">bool readyToRefreshLevels(){</text:p>
      <text:p text:style-name="Standard"><text:tab/>currentMillis = millis();</text:p>
      <text:p text:style-name="Standard"><text:tab/>if (currentMillis - previousMillis &gt;= refreshInterval) {</text:p>
      <text:p text:style-name="Standard"><text:tab/><text:tab/>previousMillis = currentMillis;</text:p>
      <text:p text:style-name="Standard"><text:tab/><text:tab/>return true;</text:p>
      <text:p text:style-name="Standard"><text:tab/>}</text:p>
      <text:p text:style-name="Standard">}</text:p>
      <text:p text:style-name="Standard">void generateMaxMin(){</text:p>
      <text:p text:style-name="Standard"><text:tab/>// carPresent = digitalRead(Hardware_pin);</text:p>
      <text:p text:style-name="Standard"><text:tab/>if(!carPresent){</text:p>
      <text:p text:style-name="Standard"><text:tab/><text:tab/>dynamic_MAX = filteredSignal;</text:p>
      <text:p text:style-name="Standard"><text:tab/><text:tab/>dynamic_MIN = dynamic_MAX - MAX_MIN_gap;</text:p>
      <text:p text:style-name="Standard"><text:tab/>}</text:p>
      <text:p text:style-name="Standard">}</text:p>
      <text:p text:style-name="Standard">int scaleSignal(){</text:p>
      <text:p text:style-name="Standard"><text:tab/>return map(filteredSignal, dynamic_MIN, dynamic_MAX, 0, 1023);</text:p>
      <text:p text:style-name="Standard">}</text:p>
      <text:p text:style-name="Standard">int filterScaledSignal(){</text:p>
      <text:p text:style-name="Standard"><text:tab/>return smooth(scaledSignal,ScaledSignalArray);</text:p>
      <text:p text:style-name="Standard">}</text:p>
      <text:p text:style-name="Standard">bool hardThresholding(int signal,int threshold)</text:p>
      <text:p text:style-name="Standard">{</text:p>
      <text:p text:style-name="Standard"><text:tab/>return (signal&lt;threshold)?true:false;</text:p>
      <text:p text:style-name="Standard"><text:soft-page-break/>}</text:p>
      <text:p text:style-name="Standard">void edgeDetector(){</text:p>
      <text:p text:style-name="Standard"><text:tab/>if(outputState != lastOutputState){</text:p>
      <text:p text:style-name="Standard"><text:tab/> <text:s text:c="3"/>if(outputState == false){ //falling edge</text:p>
      <text:p text:style-name="Standard"><text:tab/> <text:s text:c="3"/><text:tab/>carCount++;</text:p>
      <text:p text:style-name="Standard"><text:tab/> <text:s text:c="3"/><text:tab/>dataBuffer = carCount;<text:tab/></text:p>
      <text:p text:style-name="Standard"><text:tab/> <text:s text:c="3"/><text:tab/>transmitCount(); <text:s text:c="7"/></text:p>
      <text:p text:style-name="Standard"><text:tab/> <text:s text:c="3"/>}</text:p>
      <text:p text:style-name="Standard"><text:tab/>}</text:p>
      <text:p text:style-name="Standard">}</text:p>
      <text:p text:style-name="Standard">int limiter(int data,int max,int min)</text:p>
      <text:p text:style-name="Standard">{</text:p>
      <text:p text:style-name="Standard"><text:tab/>return (data&gt;max)?max:(data&lt;min)?min:data;</text:p>
      <text:p text:style-name="Standard">}</text:p>
      <text:p text:style-name="Standard"/>
      <text:p text:style-name="Standard">int smooth(int current,int *previous)</text:p>
      <text:p text:style-name="Standard">{</text:p>
      <text:p text:style-name="Standard"><text:tab/>for(int j=(ARRAY_SIZE-1);j&gt;0;j--)</text:p>
      <text:p text:style-name="Standard"><text:tab/>{</text:p>
      <text:p text:style-name="Standard"><text:tab/><text:tab/>previous[j]=previous[j-1];</text:p>
      <text:p text:style-name="Standard"><text:tab/>}</text:p>
      <text:p text:style-name="Standard"><text:tab/>previous[0]=current;</text:p>
      <text:p text:style-name="Standard"/>
      <text:p text:style-name="Standard"><text:tab/>float average=0;</text:p>
      <text:p text:style-name="Standard"><text:tab/>for(int i=0;i&lt;ARRAY_SIZE;i++)</text:p>
      <text:p text:style-name="Standard"><text:tab/>{</text:p>
      <text:p text:style-name="Standard"><text:tab/><text:tab/>average+=previous[i];</text:p>
      <text:p text:style-name="Standard"><text:tab/>}</text:p>
      <text:p text:style-name="Standard"><text:tab/>return round(average/ARRAY_SIZE);</text:p>
      <text:p text:style-name="Standard">}</text:p>
      <text:p text:style-name="Standard">void SerialDebug()</text:p>
      <text:p text:style-name="Standard">{</text:p>
      <text:p text:style-name="Standard"><text:tab/>Serial.print(filteredSignal);</text:p>
      <text:p text:style-name="Standard"><text:tab/>Serial.print(",");</text:p>
      <text:p text:style-name="Standard"><text:tab/>Serial.print(dynamic_MAX);</text:p>
      <text:p text:style-name="Standard"><text:tab/>Serial.print(",");</text:p>
      <text:p text:style-name="Standard"><text:tab/>Serial.print(dynamic_MIN);</text:p>
      <text:p text:style-name="Standard"><text:tab/>Serial.print(",");</text:p>
      <text:p text:style-name="Standard"><text:tab/>Serial.print(filterdscaledSignal);</text:p>
      <text:p text:style-name="Standard"><text:tab/>Serial.print(",");</text:p>
      <text:p text:style-name="Standard"><text:tab/>Serial.println(carCount); </text:p>
      <text:p text:style-name="Standard">}</text:p>
      <text:p text:style-name="Standard">void transmitCount(){</text:p>
      <text:p text:style-name="Standard"><text:tab/>Mirf.send((byte *) &amp;dataBuffer);</text:p>
      <text:p text:style-name="Standard"><text:tab/>delay(1); </text:p>
      <text:p text:style-name="Standard"><text:tab/>while(Mirf.isSending())</text:p>
      <text:p text:style-name="Standard"><text:tab/><text:tab/>{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S</meta:editing-duration>
    <meta:editing-cycles>3</meta:editing-cycles>
    <meta:generator>OpenOffice.org/3.4$Win32 OpenOffice.org_project/340m1$Build-9590</meta:generator>
    <dc:date>2016-09-29T17:59:29.37</dc:date>
    <meta:document-statistic meta:table-count="0" meta:image-count="0" meta:object-count="0" meta:page-count="3" meta:paragraph-count="148" meta:word-count="347" meta:character-count="3574"/>
    <meta:user-defined meta:name="Info 1"/>
    <meta:user-defined meta:name="Info 2"/>
    <meta:user-defined meta:name="Info 3"/>
    <meta:user-defined meta:name="Info 4"/>
  </office:meta>
</office:document-meta>
</file>